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215D179AA1C.png" manifest:media-type="image/png"/>
  <manifest:file-entry manifest:full-path="Pictures/100002010000053D0000018759AF73FF.png" manifest:media-type="image/png"/>
  <manifest:file-entry manifest:full-path="Pictures/10000201000004C9000001400067E1D7.png" manifest:media-type="image/png"/>
  <manifest:file-entry manifest:full-path="Pictures/10000201000003A5000001CB13E5DDAA.png" manifest:media-type="image/png"/>
  <manifest:file-entry manifest:full-path="Pictures/100002010000051B000001F3C4F84FD4.png" manifest:media-type="image/png"/>
  <manifest:file-entry manifest:full-path="Pictures/100002010000053C0000026C178B3EE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7.865cm" draw:z-index="0"><draw:image xlink:href="Pictures/100002010000053C0000026C178B3EEF.png" xlink:type="simple" xlink:show="embed" xlink:actuate="onLoad"/></draw:frame></text:p>
      <text:p text:style-name="Standard"><draw:frame draw:style-name="fr1" draw:name="Imagem2" text:anchor-type="paragraph" svg:width="17cm" svg:height="6.489cm" draw:z-index="1"><draw:image xlink:href="Pictures/100002010000051B000001F3C4F84FD4.png" xlink:type="simple" xlink:show="embed" xlink:actuate="onLoad"/></draw:frame></text:p>
      <text:p text:style-name="Standard"><draw:frame draw:style-name="fr1" draw:name="Imagem3" text:anchor-type="paragraph" svg:width="17cm" svg:height="8.363cm" draw:z-index="2"><draw:image xlink:href="Pictures/10000201000003A5000001CB13E5DDA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m4" text:anchor-type="paragraph" svg:width="17cm" svg:height="4.957cm" draw:z-index="3"><draw:image xlink:href="Pictures/100002010000053D0000018759AF73FF.png" xlink:type="simple" xlink:show="embed" xlink:actuate="onLoad"/></draw:frame><text:soft-page-break/></text:p>
      <text:p text:style-name="Standard"><draw:frame draw:style-name="fr1" draw:name="Imagem5" text:anchor-type="paragraph" svg:width="17cm" svg:height="9.051cm" draw:z-index="4"><draw:image xlink:href="Pictures/10000201000003E900000215D179AA1C.png" xlink:type="simple" xlink:show="embed" xlink:actuate="onLoad"/></draw:frame><draw:frame draw:style-name="fr2" draw:name="Imagem6" text:anchor-type="paragraph" svg:x="-0.049cm" svg:y="10.44cm" svg:width="17cm" svg:height="4.44cm" draw:z-index="5"><draw:image xlink:href="Pictures/10000201000004C9000001400067E1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57:50.525000000</meta:creation-date>
    <dc:date>2018-04-02T14:45:04.440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